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 style:list-style-name="L1">
      <style:text-properties fo:font-style="normal" style:font-style-asian="normal" style:font-style-complex="normal"/>
    </style:style>
    <style:style style:name="P4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Obudźta się z marazmu</text:h>
      <text:p text:style-name="Standard">Pewnego dnia jakiś znajomy zatrzymał mnie i powiedział ze złością w głosie:</text:p>
      <text:list xml:id="list1588932316" text:style-name="L1">
        <text:list-item>
          <text:p text:style-name="P3">W słonecznym cieniu na drewnianym kamieniu siedziała sobie osiemnastoletnia staruszka. W pewnym momencie podszedł do niej pan – niski wysokiego wzrostu z siwą brodą bez zarostu i nic nie mówiąc rzekł: „Miałem trzech synów, lecz wszyscy umarli. Siedzą teraz w hotelach na miękkich fotelach i czytają gazety. Mój pierwszy syn nazywa się Olek, mój drugi syn nazywa się Olek i mój trzeci syn nazywa się Olek. Więc ten mój trzeci syn poszedł do portu gdzie stały trzy statki. Pierwszy był cały, drugiego pół, a trzeciego wcale. Więc wsiadł na ten trzeci i popłynął na bezludną wyspę gdzie roiło się od fioletowych Murzynów. Wszedł na gruszkę zrywał pietruszkę, sypała się sałata. Przyszedł właściciel tego banana i mówi zejdź pan z tego kasztana bo to moja brzózka.”. Wszystko to zostało zapisane na sto siódmej fałdzie babcinej sukienki, która zmarła rok przed swoim narodzeniem trzymając w ręku kwadratowe kółeczko prostokątnego kształtu.</text:p>
        </text:list-item>
      </text:list>
      <text:p text:style-name="P2"/>
      <text:p text:style-name="P2"/>
      <text:p text:style-name="P2"/>
      <text:p text:style-name="P2"/>
      <text:p text:style-name="P2"/>
      <text:p text:style-name="P1">Michał Szczygie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2-04-13T10:37:22</dc:date>
    <meta:editing-duration>PT00H17M27S</meta:editing-duration>
    <meta:editing-cycles>8</meta:editing-cycles>
    <meta:generator>OpenOffice.org/3.2$Unix OpenOffice.org_project/320m12$Build-9483</meta:generator>
    <meta:document-statistic meta:table-count="0" meta:image-count="0" meta:object-count="0" meta:page-count="1" meta:paragraph-count="4" meta:word-count="168" meta:character-count="1048"/>
  </office:meta>
</office:document-meta>
</file>